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 Book Basic" svg:font-family="'Gentium Book Basic'" style:font-pitch="variable"/>
    <style:font-face style:name="Gentium Book Basic3" svg:font-family="'Gentium Book Basic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entium Book Basic1" svg:font-family="'Gentium Book Basic'" style:font-family-generic="roman" style:font-pitch="variable"/>
    <style:font-face style:name="Gentium Book Basic2" svg:font-family="'Gentium Book Bas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4.165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8" style:family="presentation" style:parent-style-name="Titl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191cm" svg:height="2.698cm" svg:x="1.399cm" svg:y="5.526cm" presentation:class="title">
          <draw:text-box>
            <text:p>Elegant slides</text:p>
          </draw:text-box>
        </draw:frame>
        <draw:frame presentation:style-name="pr2" draw:text-style-name="P2" draw:layer="layout" svg:width="24.892cm" svg:height="4.165cm" svg:x="1.524cm" svg:y="9.652cm" presentation:class="subtitle">
          <draw:text-box>
            <text:p>Name <text:s/>· <text:s/>Conference <text:s/>· <text:s/>Dat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Bold &amp; beautiful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Make your point</text:p>
              </text:list-item>
              <text:list-item>
                <text:p>Short and concise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9">
        <draw:frame presentation:style-name="pr1" draw:text-style-name="P1" draw:layer="layout" svg:width="25.191cm" svg:height="2.698cm" svg:x="1.399cm" svg:y="5.526cm" presentation:class="title">
          <draw:text-box>
            <text:p>Section slide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1cm" svg:height="2.629cm" svg:x="1.399cm" svg:y="0.627cm" presentation:class="title">
          <draw:text-box>
            <text:p>Share your ideas</text:p>
          </draw:text-box>
        </draw:frame>
        <draw:frame presentation:style-name="pr7" draw:text-style-name="P5" draw:layer="layout" svg:width="25.191cm" svg:height="9.133cm" svg:x="1.399cm" svg:y="3.684cm" presentation:class="subtitle">
          <draw:text-box>
            <text:p text:style-name="P4">🖼</text:p>
            <text:p text:style-name="P4">Add a picture!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draw:frame presentation:style-name="pr1" draw:text-style-name="P1" draw:layer="layout" svg:width="25.191cm" svg:height="2.698cm" svg:x="1.399cm" svg:y="5.526cm" presentation:class="title">
          <draw:text-box>
            <text:p>Thank you!</text:p>
          </draw:text-box>
        </draw:frame>
        <draw:frame presentation:style-name="pr2" draw:text-style-name="P2" draw:layer="layout" svg:width="24.892cm" svg:height="4.165cm" svg:x="1.524cm" svg:y="9.652cm" presentation:class="subtitle">
          <draw:text-box>
            <text:p>name@example.com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 Book Basic" svg:font-family="'Gentium Book Basic'" style:font-pitch="variable"/>
    <style:font-face style:name="Gentium Book Basic3" svg:font-family="'Gentium Book Basic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entium Book Basic1" svg:font-family="'Gentium Book Basic'" style:font-family-generic="roman" style:font-pitch="variable"/>
    <style:font-face style:name="Gentium Book Basic2" svg:font-family="'Gentium Book Bas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draw:fill-color="#e0f2f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Gentium Book Basic3" fo:font-family="'Gentium Book Basic'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fo:color="#424242" style:text-outline="false" style:text-line-through-style="none" style:text-line-through-type="none" style:font-name="Gentium Book Basic3" fo:font-family="'Gentium Book Basic'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24242" style:font-name="Gentium Book Basic3" fo:font-family="'Gentium Book Basic'" style:font-style-name="Regula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24242" style:font-name="Gentium Book Basic3" fo:font-family="'Gentium Book Basic'" style:font-style-name="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24242" style:font-name="Gentium Book Basic3" fo:font-family="'Gentium Book Basic'" style:font-style-name="Regula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24242" style:font-name="Gentium Book Basic3" fo:font-family="'Gentium Book Basic'" style:font-style-name="Regula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24242" style:font-name="Gentium Book Basic3" fo:font-family="'Gentium Book Basic'" style:font-style-name="Regula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24242" style:font-name="Gentium Book Basic3" fo:font-family="'Gentium Book Basic'" style:font-style-name="Regula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style:font-name="Gentium Book Basic3" fo:font-family="'Gentium Book Basic'" style:font-style-name="Regular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style:font-name="Gentium Book Basic3" fo:font-family="'Gentium Book Basic'" style:font-style-name="Regular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424242" style:text-outline="false" style:text-line-through-style="none" style:text-line-through-type="none" style:font-name="Gentium Book Basic3" fo:font-family="'Gentium Book Basic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100%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d40" style:text-outline="false" style:text-line-through-style="none" style:text-line-through-type="none" style:font-name="Gentium Book Basic" fo:font-family="'Gentium Book Basic'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4d4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Gentium Book Basic3" fo:font-family="'Gentium Book Basic'" style:font-style-name="Regular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style:text-outline="false" style:text-line-through-style="none" style:text-line-through-type="none" style:font-name="Gentium Book Basic3" fo:font-family="'Gentium Book Basic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color="#ffffff" style:font-name="Gentium Book Basic3" fo:font-family="'Gentium Book Basic'" style:font-style-name="Regular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color="#ffffff" style:font-name="Gentium Book Basic3" fo:font-family="'Gentium Book Basic'" style:font-style-name="Regular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color="#ffffff" style:font-name="Gentium Book Basic3" fo:font-family="'Gentium Book Basic'" style:font-style-name="Regular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color="#ffffff" style:font-name="Gentium Book Basic3" fo:font-family="'Gentium Book Basic'" style:font-style-name="Regular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color="#ffffff" style:font-name="Gentium Book Basic3" fo:font-family="'Gentium Book Basic'" style:font-style-name="Regular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color="#ffffff" style:font-name="Gentium Book Basic3" fo:font-family="'Gentium Book Basic'" style:font-style-name="Regular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style:use-window-font-color="true" style:font-name="Gentium Book Basic3" fo:font-family="'Gentium Book Basic'" style:font-style-name="Regular" style:font-pitch="variable" fo:font-size="20pt" style:font-size-asian="20pt" style:font-size-complex="20pt"/>
    </style:style>
    <style:style style:name="Title-subtitle" style:family="presentation">
      <style:graphic-properties draw:stroke="none" draw:fill="none" draw:opacity="100%" draw:textarea-vertical-align="middle" draw:shadow-opacity="100%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6a69a" style:text-outline="false" style:text-line-through-style="none" style:text-line-through-type="none" style:font-name="Gentium Book Basic3" fo:font-family="'Gentium Book Basic'" style:font-style-name="Regular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entium Book Basic" fo:font-family="'Gentium Book Basic'" style:font-pitch="variable" fo:font-size="6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0f2f1"/>
    </style:style>
    <style:style style:name="Mdp2" style:family="drawing-page">
      <style:drawing-page-properties draw:background-size="border" draw:fill="solid" draw:fill-color="#004d4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-title">
      <style:graphic-properties draw:auto-grow-height="false" fo:min-height="2.63cm"/>
      <style:paragraph-properties style:writing-mode="lr-tb"/>
    </style:style>
    <style:style style:name="Mpr7" style:family="presentation" style:parent-style-name="Title-outline1">
      <style:graphic-properties fo:min-height="9.13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212121" style:font-name="Gentium Book Basic"/>
    </style:style>
    <style:style style:name="MP7" style:family="paragraph">
      <style:paragraph-properties style:writing-mode="lr-tb"/>
      <style:text-properties style:font-name="Gentium Book Basic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style:font-name="Gentium Book Basic" fo:font-size="14pt" style:font-size-asian="14pt" style:font-size-complex="14pt"/>
    </style:style>
    <style:style style:name="MP9" style:family="paragraph">
      <style:paragraph-properties fo:text-align="center" style:writing-mode="lr-tb"/>
      <style:text-properties style:font-name="Gentium Book Basic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style:font-name="Gentium Book Basic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font-name="Gentium Book Basic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font-name="Gentium Book Basic" fo:font-size="14pt" style:font-size-asian="14pt" style:font-size-complex="14pt"/>
    </style:style>
    <style:style style:name="MP13" style:family="paragraph">
      <style:paragraph-properties style:writing-mode="lr-tb"/>
      <style:text-properties fo:color="#f1f8e9" style:font-name="Gentium Book Basic" fo:font-size="28pt"/>
    </style:style>
    <style:style style:name="MP14" style:family="paragraph">
      <style:paragraph-properties style:writing-mode="lr-tb"/>
      <style:text-properties fo:color="#26a69a" style:font-name="Gentium Book Basic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26a69a" style:font-name="Gentium Book Basic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26a69a" style:font-name="Gentium Book Basic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26a69a" style:font-name="Gentium Book Basic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26a69a" style:font-name="Gentium Book Basic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26a69a" style:font-name="Gentium Book Bas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style:font-name="Gentium Book Basic"/>
    </style:style>
    <style:style style:name="MT3" style:family="text">
      <style:text-properties fo:color="#999999" style:font-name="Gentium Book Basic" fo:font-size="14pt" style:font-size-asian="14pt" style:font-size-complex="14pt"/>
    </style:style>
    <style:style style:name="MT4" style:family="text">
      <style:text-properties fo:color="#f1f8e9" style:font-name="Gentium Book Basic" fo:font-size="28pt"/>
    </style:style>
    <style:style style:name="MT5" style:family="text">
      <style:text-properties fo:color="#26a69a" style:font-name="Gentium Book Bas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1cm" svg:height="9.133cm" svg:x="1.399cm" svg:y="3.68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1cm" svg:height="1.085cm" svg:x="1.399cm" svg:y="14.346cm" presentation:class="date-time">
        <draw:text-box>
          <text:p text:style-name="MP7"><text:span text:style-name="MT3"><presentation:date-time/></text:span></text:p>
        </draw:text-box>
      </draw:frame>
      <draw:frame presentation:style-name="Mpr3" draw:text-style-name="MP10" draw:layer="backgroundobjects" svg:width="8.872cm" svg:height="1.085cm" svg:x="9.572cm" svg:y="14.346cm" presentation:class="footer">
        <draw:text-box>
          <text:p text:style-name="MP9"><text:span text:style-name="MT3"><presentation:footer/></text:span></text:p>
        </draw:text-box>
      </draw:frame>
      <draw:frame presentation:style-name="Mpr3" draw:text-style-name="MP12" draw:layer="backgroundobjects" svg:width="6.521cm" svg:height="1.085cm" svg:x="20.069cm" svg:y="14.346cm" presentation:class="page-number">
        <draw:text-box>
          <text:p text:style-name="MP11"><text:span text:style-name="MT3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6" draw:text-style-name="MP5" draw:layer="backgroundobjects" svg:width="25.191cm" svg:height="2.629cm" svg:x="1.399cm" svg:y="5.56cm" presentation:class="title">
        <draw:text-box>
          <text:p>Click to edit the title text format</text:p>
        </draw:text-box>
      </draw:frame>
      <draw:frame presentation:style-name="Mpr7" draw:text-style-name="MP13" draw:layer="backgroundobjects" svg:width="24.892cm" svg:height="4.165cm" svg:x="1.524cm" svg:y="9.652cm" presentation:class="outlin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5" draw:layer="backgroundobjects" svg:width="6.521cm" svg:height="1.085cm" svg:x="1.399cm" svg:y="14.346cm" presentation:class="date-time">
        <draw:text-box>
          <text:p text:style-name="MP14"><text:span text:style-name="MT5"><presentation:date-time/></text:span></text:p>
        </draw:text-box>
      </draw:frame>
      <draw:frame presentation:style-name="Mpr8" draw:text-style-name="MP17" draw:layer="backgroundobjects" svg:width="8.872cm" svg:height="1.085cm" svg:x="9.572cm" svg:y="14.346cm" presentation:class="footer">
        <draw:text-box>
          <text:p text:style-name="MP16"><text:span text:style-name="MT5"><presentation:footer/></text:span></text:p>
        </draw:text-box>
      </draw:frame>
      <draw:frame presentation:style-name="Mpr8" draw:text-style-name="MP19" draw:layer="backgroundobjects" svg:width="6.521cm" svg:height="1.085cm" svg:x="20.069cm" svg:y="14.346cm" presentation:class="page-number">
        <draw:text-box>
          <text:p text:style-name="MP18"><text:span text:style-name="MT5"><text:page-number>1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3:43:02.519501120</meta:creation-date>
    <meta:editing-duration>P0D</meta:editing-duration>
    <meta:editing-cycles>1</meta:editing-cycles>
    <meta:generator>LibreOffice/6.4.6.2$Linux_X86_64 LibreOffice_project/40$Build-2</meta:generator>
    <meta:document-statistic meta:object-count="51"/>
  </office:meta>
</office:document-meta>
</file>